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Lohit Hindi3" svg:font-family="'Lohit Hindi'"/>
    <style:font-face style:name="OpenSymbol" svg:font-family="Open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 Cyr" svg:font-family="'ISOCPEUR Cyr', Arial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line-height="150%" fo:text-indent="0.5902in" style:auto-text-indent="false"/>
      <style:text-properties style:font-name="Times New Roman" fo:font-size="16pt" style:font-size-asian="16pt" style:font-size-complex="16pt"/>
    </style:style>
    <style:style style:name="P3" style:family="paragraph" style:parent-style-name="Standard" style:list-style-name="L2">
      <style:paragraph-properties fo:line-height="150%"/>
      <style:text-properties style:font-name="Times New Roman" fo:font-size="16pt" style:font-size-asian="16pt" style:font-size-complex="16pt"/>
    </style:style>
    <style:style style:name="P4" style:family="paragraph" style:parent-style-name="Standard" style:list-style-name="L3">
      <style:paragraph-properties fo:line-height="150%"/>
      <style:text-properties style:font-name="Times New Roman" fo:font-size="16pt" style:font-size-asian="16pt" style:font-size-complex="16pt"/>
    </style:style>
    <style:style style:name="P5" style:family="paragraph" style:parent-style-name="Standard" style:list-style-name="L4">
      <style:paragraph-properties fo:line-height="150%"/>
      <style:text-properties style:font-name="Times New Roman" fo:font-size="16pt" style:font-size-asian="16pt" style:font-size-complex="16pt"/>
    </style:style>
    <style:style style:name="P6" style:family="paragraph" style:parent-style-name="Standard" style:list-style-name="L5">
      <style:paragraph-properties fo:line-height="150%"/>
      <style:text-properties style:font-name="Times New Roman" fo:font-size="16pt" style:font-size-asian="16pt" style:font-size-complex="16pt"/>
    </style:style>
    <style:style style:name="P7" style:family="paragraph" style:parent-style-name="Standard" style:list-style-name="L6">
      <style:paragraph-properties fo:line-height="150%"/>
      <style:text-properties style:font-name="Times New Roman" fo:font-size="16pt" style:font-size-asian="16pt" style:font-size-complex="16pt"/>
    </style:style>
    <style:style style:name="P8" style:family="paragraph" style:parent-style-name="Standard" style:list-style-name="L7">
      <style:paragraph-properties fo:line-height="150%"/>
      <style:text-properties style:font-name="Times New Roman" fo:font-size="16pt" style:font-size-asian="16pt" style:font-size-complex="16pt"/>
    </style:style>
    <style:style style:name="P9" style:family="paragraph" style:parent-style-name="Standard" style:list-style-name="L7">
      <style:paragraph-properties fo:line-height="150%"/>
    </style:style>
    <style:style style:name="P10" style:family="paragraph" style:parent-style-name="Standard" style:list-style-name="L1">
      <style:paragraph-properties fo:margin-left="0in" fo:margin-right="0in" fo:line-height="150%" fo:text-indent="0.3937in" style:auto-text-indent="false"/>
      <style:text-properties style:font-name="Times New Roman" fo:font-size="16pt" style:font-size-asian="16pt" style:font-size-complex="16pt"/>
    </style:style>
    <style:style style:name="P11" style:family="paragraph" style:parent-style-name="Standard" style:list-style-name="L1">
      <style:paragraph-properties fo:margin-left="0in" fo:margin-right="0in" fo:line-height="150%" fo:text-indent="0.3937in" style:auto-text-indent="false" fo:break-before="page"/>
      <style:text-properties style:font-name="Times New Roman" fo:font-size="16pt" style:font-size-asian="16pt" style:font-size-complex="16pt"/>
    </style:style>
    <style:style style:name="P12" style:family="paragraph" style:parent-style-name="Standard" style:list-style-name="L1">
      <style:paragraph-properties fo:margin-left="0in" fo:margin-right="0in" fo:line-height="150%" fo:text-indent="0.5902in" style:auto-text-indent="false"/>
      <style:text-properties style:font-name="Times New Roman" fo:font-size="16pt" style:font-size-asian="16pt" style:font-size-complex="16pt"/>
    </style:style>
    <style:style style:name="P13" style:family="paragraph" style:parent-style-name="Standard" style:list-style-name="L5">
      <style:paragraph-properties fo:line-height="150%" fo:break-before="page"/>
      <style:text-properties style:font-name="Times New Roman" fo:font-size="16pt" style:font-size-asian="16pt" style:font-size-complex="16pt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 style:writing-mode="lr-tb"/>
    </style:style>
    <style:style style:name="P21" style:family="paragraph">
      <style:paragraph-properties fo:text-align="center" style:writing-mode="lr-tb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style:use-window-font-color="true" style:font-name="ISOCPEUR Cyr" fo:font-size="9pt" fo:language="uk" fo:country="UA" fo:font-style="italic" style:font-name-asian="Arial1" style:font-size-asian="9pt" style:font-style-asian="italic" style:font-name-complex="ISOCPEUR Cyr" style:font-size-complex="9pt" style:language-complex="ar" style:country-complex="SA" style:font-style-complex="italic"/>
    </style:style>
    <style:style style:name="T2" style:family="text">
      <style:text-properties style:use-window-font-color="true" style:font-name="ISOCPEUR Cyr" fo:font-size="8pt" fo:language="uk" fo:country="UA" fo:font-style="italic" style:font-name-asian="Arial1" style:font-size-asian="8pt" style:font-style-asian="italic" style:font-name-complex="ISOCPEUR Cyr" style:font-size-complex="8pt" style:language-complex="ar" style:country-complex="SA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4pt" fo:language="ru" fo:country="RU" fo:font-style="italic" fo:font-weight="bold" style:font-name-asian="Arial1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5" style:family="text">
      <style:text-properties style:use-window-font-color="true" style:font-name="Times New Roman" fo:font-size="9pt" fo:language="ru" fo:country="RU" fo:font-style="italic" style:font-name-asian="Arial1" style:font-size-asian="9pt" style:font-style-asian="italic" style:font-name-complex="Times New Roman" style:font-size-complex="9pt" style:language-complex="ar" style:country-complex="SA" style:font-style-complex="italic"/>
    </style:style>
    <style:style style:name="T6" style:family="text">
      <style:text-properties style:use-window-font-color="true" style:font-name="ISOCPEUR" fo:font-size="9pt" fo:language="uk" fo:country="UA" fo:font-style="italic" style:font-name-asian="Arial1" style:font-size-asian="9pt" style:font-style-asian="italic" style:font-name-complex="ISOCPEUR" style:font-size-complex="9pt" style:language-complex="ar" style:country-complex="SA" style:font-style-complex="italic"/>
    </style:style>
    <style:style style:name="T7" style:family="text">
      <style:text-properties style:use-window-font-color="true" style:font-name="ISOCPEUR Cyr" fo:font-size="9pt" fo:language="ru" fo:country="RU" fo:font-style="italic" style:font-name-asian="Arial1" style:font-size-asian="9pt" style:font-style-asian="italic" style:font-name-complex="ISOCPEUR Cyr" style:font-size-complex="9pt" style:language-complex="ar" style:country-complex="SA" style:font-style-complex="italic"/>
    </style:style>
    <style:style style:name="T8" style:family="text">
      <style:text-properties style:use-window-font-color="true" style:font-name="Arial1" fo:font-size="9pt" fo:language="ru" fo:country="RU" fo:font-style="italic" style:font-name-asian="Arial1" style:font-size-asian="9pt" style:font-style-asian="italic" style:font-name-complex="Arial1" style:font-size-complex="9pt" style:language-complex="ar" style:country-complex="SA" style:font-style-complex="italic"/>
    </style:style>
    <style:style style:name="T9" style:family="text">
      <style:text-properties style:use-window-font-color="true" style:font-name="Calibri" fo:font-size="11pt" fo:language="ru" fo:country="RU" style:font-name-asian="Times New Roman" style:font-size-asian="11pt" style:font-name-complex="Times New Roman" style:font-size-complex="11pt" style:language-complex="ar" style:country-complex="SA"/>
    </style:style>
    <style:style style:name="T10" style:family="text">
      <style:text-properties style:use-window-font-color="true" style:font-name="ISOCPEUR" fo:font-size="9pt" fo:language="ru" fo:country="RU" fo:font-style="italic" style:font-name-asian="Arial1" style:font-size-asian="9pt" style:font-style-asian="italic" style:font-name-complex="ISOCPEUR" style:font-size-complex="9pt" style:language-complex="ar" style:country-complex="SA" style:font-style-complex="italic"/>
    </style:style>
    <style:style style:name="T11" style:family="text">
      <style:text-properties style:use-window-font-color="true" style:font-name="Times New Roman" fo:font-size="10.5pt" fo:language="ru" fo:country="RU" fo:font-style="italic" fo:font-weight="normal" style:font-name-asian="Times New Roman" style:font-size-asian="10.5pt" style:font-style-asian="italic" style:font-weight-asian="normal" style:font-name-complex="Times New Roman" style:font-size-complex="10.5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Times New Roman" fo:font-size="12pt" fo:language="ru" fo:country="RU" fo:font-style="italic" style:font-name-asian="Arial1" style:font-size-asian="12pt" style:font-style-asian="italic" style:font-name-complex="Times New Roman" style:font-size-complex="12pt" style:language-complex="ar" style:country-complex="SA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902in" fo:text-indent="-0.25in" fo:margin-left="1.090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402in" fo:text-indent="-0.25in" fo:margin-left="1.3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902in" fo:text-indent="-0.25in" fo:margin-left="1.5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402in" fo:text-indent="-0.25in" fo:margin-left="1.8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902in" fo:text-indent="-0.25in" fo:margin-left="2.0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402in" fo:text-indent="-0.25in" fo:margin-left="2.3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902in" fo:text-indent="-0.25in" fo:margin-left="2.5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402in" fo:text-indent="-0.25in" fo:margin-left="2.8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902in" fo:text-indent="-0.25in" fo:margin-left="3.0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402in" fo:text-indent="-0.25in" fo:margin-left="3.3402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902in" fo:text-indent="-0.25in" fo:margin-left="1.090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402in" fo:text-indent="-0.25in" fo:margin-left="1.3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902in" fo:text-indent="-0.25in" fo:margin-left="1.5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402in" fo:text-indent="-0.25in" fo:margin-left="1.8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902in" fo:text-indent="-0.25in" fo:margin-left="2.0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402in" fo:text-indent="-0.25in" fo:margin-left="2.3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902in" fo:text-indent="-0.25in" fo:margin-left="2.5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402in" fo:text-indent="-0.25in" fo:margin-left="2.8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902in" fo:text-indent="-0.25in" fo:margin-left="3.0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402in" fo:text-indent="-0.25in" fo:margin-left="3.3402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902in" fo:text-indent="-0.25in" fo:margin-left="1.090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402in" fo:text-indent="-0.25in" fo:margin-left="1.3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902in" fo:text-indent="-0.25in" fo:margin-left="1.5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402in" fo:text-indent="-0.25in" fo:margin-left="1.8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902in" fo:text-indent="-0.25in" fo:margin-left="2.0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402in" fo:text-indent="-0.25in" fo:margin-left="2.3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902in" fo:text-indent="-0.25in" fo:margin-left="2.5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402in" fo:text-indent="-0.25in" fo:margin-left="2.8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902in" fo:text-indent="-0.25in" fo:margin-left="3.0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402in" fo:text-indent="-0.25in" fo:margin-left="3.3402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902in" fo:text-indent="-0.25in" fo:margin-left="1.090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402in" fo:text-indent="-0.25in" fo:margin-left="1.3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902in" fo:text-indent="-0.25in" fo:margin-left="1.5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402in" fo:text-indent="-0.25in" fo:margin-left="1.8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902in" fo:text-indent="-0.25in" fo:margin-left="2.0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402in" fo:text-indent="-0.25in" fo:margin-left="2.3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902in" fo:text-indent="-0.25in" fo:margin-left="2.5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402in" fo:text-indent="-0.25in" fo:margin-left="2.8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902in" fo:text-indent="-0.25in" fo:margin-left="3.0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402in" fo:text-indent="-0.25in" fo:margin-left="3.3402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902in" fo:text-indent="-0.25in" fo:margin-left="1.090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402in" fo:text-indent="-0.25in" fo:margin-left="1.3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902in" fo:text-indent="-0.25in" fo:margin-left="1.5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402in" fo:text-indent="-0.25in" fo:margin-left="1.8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902in" fo:text-indent="-0.25in" fo:margin-left="2.0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402in" fo:text-indent="-0.25in" fo:margin-left="2.3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902in" fo:text-indent="-0.25in" fo:margin-left="2.5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402in" fo:text-indent="-0.25in" fo:margin-left="2.8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902in" fo:text-indent="-0.25in" fo:margin-left="3.0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402in" fo:text-indent="-0.25in" fo:margin-left="3.3402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902in" fo:text-indent="-0.25in" fo:margin-left="1.0902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402in" fo:text-indent="-0.25in" fo:margin-left="1.3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902in" fo:text-indent="-0.25in" fo:margin-left="1.5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402in" fo:text-indent="-0.25in" fo:margin-left="1.8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902in" fo:text-indent="-0.25in" fo:margin-left="2.0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402in" fo:text-indent="-0.25in" fo:margin-left="2.3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902in" fo:text-indent="-0.25in" fo:margin-left="2.5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402in" fo:text-indent="-0.25in" fo:margin-left="2.8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902in" fo:text-indent="-0.25in" fo:margin-left="3.0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402in" fo:text-indent="-0.25in" fo:margin-left="3.3402in"/>
        </style:list-level-properties>
      </text:list-level-style-bullet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138in" fo:padding-bottom="0.0138in" fo:padding-left="0.0138in" fo:padding-right="0.0138in" fo:wrap-option="wrap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0138in" fo:padding-bottom="0.0138in" fo:padding-left="0.0138in" fo:padding-right="0.0138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4" svg:width="7.5067in" svg:height="11.2106in" svg:x="0.5744in" svg:y="0.2492in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0.9469in" svg:y1="9.8799in" svg:x2="0.9476in" svg:y2="10.4618in">
          <text:p/>
        </draw:line>
        <draw:line draw:style-name="gr2" draw:text-style-name="P15" svg:x1="0.578in" svg:y1="9.8744in" svg:x2="8.072in" svg:y2="9.8752in">
          <text:p/>
        </draw:line>
        <draw:line draw:style-name="gr2" draw:text-style-name="P15" svg:x1="1.3949in" svg:y1="9.8854in" svg:x2="1.3957in" svg:y2="11.4531in">
          <text:p/>
        </draw:line>
        <draw:line draw:style-name="gr2" draw:text-style-name="P15" svg:x1="2.4205in" svg:y1="9.8854in" svg:x2="2.4213in" svg:y2="11.4531in">
          <text:p/>
        </draw:line>
        <draw:line draw:style-name="gr2" draw:text-style-name="P15" svg:x1="3.0354in" svg:y1="9.8854in" svg:x2="3.0362in" svg:y2="11.4531in">
          <text:p/>
        </draw:line>
        <draw:line draw:style-name="gr2" draw:text-style-name="P15" svg:x1="3.4465in" svg:y1="9.8799in" svg:x2="3.4472in" svg:y2="11.4465in">
          <text:p/>
        </draw:line>
        <draw:line draw:style-name="gr2" draw:text-style-name="P15" svg:x1="6.5228in" svg:y1="10.4724in" svg:x2="6.5244in" svg:y2="10.861in">
          <text:p/>
        </draw:line>
        <draw:line draw:style-name="gr3" draw:text-style-name="P15" svg:x1="0.578in" svg:y1="11.0626in" svg:x2="3.4382in" svg:y2="11.0634in">
          <text:p/>
        </draw:line>
        <draw:line draw:style-name="gr3" draw:text-style-name="P15" svg:x1="0.578in" svg:y1="11.2602in" svg:x2="3.4382in" svg:y2="11.261in">
          <text:p/>
        </draw:line>
        <draw:frame draw:style-name="gr4" draw:text-style-name="P15" svg:width="0.3307in" svg:height="0.1732in" svg:x="0.5953in" svg:y="10.289in">
          <draw:text-box>
            <text:p text:style-name="P16"><text:span text:style-name="T1">Изм.</text:span></text:p>
          </draw:text-box>
        </draw:frame>
        <draw:frame draw:style-name="gr4" draw:text-style-name="P15" svg:width="0.4142in" svg:height="0.1732in" svg:x="0.9673in" svg:y="10.289in">
          <draw:text-box>
            <text:p text:style-name="P16"><text:span text:style-name="T1">Лист</text:span></text:p>
          </draw:text-box>
        </draw:frame>
        <draw:frame draw:style-name="gr4" draw:text-style-name="P15" svg:width="0.9661in" svg:height="0.1732in" svg:x="1.4244in" svg:y="10.289in">
          <draw:text-box>
            <text:p text:style-name="P16"><text:span text:style-name="T1">№ </text:span><text:span text:style-name="T1">докум.</text:span></text:p>
          </draw:text-box>
        </draw:frame>
        <draw:frame draw:style-name="gr4" draw:text-style-name="P17" svg:width="0.576in" svg:height="0.1732in" svg:x="2.4445in" svg:y="10.289in">
          <draw:text-box>
            <text:p text:style-name="P16"><text:span text:style-name="T2">Подпись</text:span></text:p>
          </draw:text-box>
        </draw:frame>
        <draw:frame draw:style-name="gr4" draw:text-style-name="P17" svg:width="0.3752in" svg:height="0.1732in" svg:x="3.0524in" svg:y="10.289in">
          <draw:text-box>
            <text:p text:style-name="P16"><text:span text:style-name="T2">Дата</text:span></text:p>
          </draw:text-box>
        </draw:frame>
        <draw:frame draw:style-name="gr4" draw:text-style-name="P15" svg:width="0.5539in" svg:height="0.1732in" svg:x="6.5524in" svg:y="10.4827in">
          <draw:text-box>
            <text:p text:style-name="P16"><text:span text:style-name="T1">Лист</text:span></text:p>
          </draw:text-box>
        </draw:frame>
        <draw:frame draw:style-name="gr4" draw:text-style-name="P18" svg:width="0.5539in" svg:height="0.1732in" svg:x="6.5524in" svg:y="10.6866in">
          <draw:text-box>
            <text:p text:style-name="P15"><text:span text:style-name="T3">2</text:span></text:p>
          </draw:text-box>
        </draw:frame>
        <draw:frame draw:style-name="gr4" draw:text-style-name="P15" svg:width="4.5634in" svg:height="0.2685in" svg:x="3.487in" svg:y="10.0476in">
          <draw:text-box>
            <text:p text:style-name="P16"><text:span text:style-name="T4">КП.230102.АСУ16П.06-627</text:span></text:p>
          </draw:text-box>
        </draw:frame>
        <draw:line draw:style-name="gr2" draw:text-style-name="P15" svg:x1="0.5791in" svg:y1="10.4681in" svg:x2="8.0732in" svg:y2="10.4689in">
          <text:p/>
        </draw:line>
        <draw:line draw:style-name="gr2" draw:text-style-name="P15" svg:x1="0.5846in" svg:y1="10.2724in" svg:x2="3.4449in" svg:y2="10.2732in">
          <text:p/>
        </draw:line>
        <draw:line draw:style-name="gr3" draw:text-style-name="P15" svg:x1="0.578in" svg:y1="10.0732in" svg:x2="3.4382in" svg:y2="10.074in">
          <text:p/>
        </draw:line>
        <draw:line draw:style-name="gr3" draw:text-style-name="P15" svg:x1="0.578in" svg:y1="10.8646in" svg:x2="3.4382in" svg:y2="10.8654in">
          <text:p/>
        </draw:line>
        <draw:line draw:style-name="gr3" draw:text-style-name="P15" svg:x1="0.578in" svg:y1="10.6654in" svg:x2="3.4382in" svg:y2="10.6661in">
          <text:p/>
        </draw:line>
        <draw:g draw:style-name="gr5">
          <draw:frame draw:style-name="gr4" draw:text-style-name="P20" svg:width="0.798in" svg:height="0.1724in" svg:x="0.5882in" svg:y="10.489in">
            <draw:text-box>
              <text:p text:style-name="P19"><text:span text:style-name="T1"><text:s/></text:span><text:span text:style-name="T1">Разраб.</text:span></text:p>
            </draw:text-box>
          </draw:frame>
          <draw:frame draw:style-name="gr4" draw:text-style-name="P20" svg:width="0.9661in" svg:height="0.1724in" svg:x="1.4244in" svg:y="10.489in">
            <draw:text-box>
              <text:p text:style-name="P19"><text:span text:style-name="T5">Пудов А.С.</text:span></text:p>
            </draw:text-box>
          </draw:frame>
        </draw:g>
        <draw:g draw:style-name="gr5">
          <draw:frame draw:style-name="gr4" draw:text-style-name="P20" svg:width="0.798in" svg:height="0.1732in" svg:x="0.5882in" svg:y="10.6827in">
            <draw:text-box>
              <text:p text:style-name="P19"><text:span text:style-name="T6"><text:s/></text:span><text:span text:style-name="T7">Руков-ль</text:span></text:p>
            </draw:text-box>
          </draw:frame>
          <draw:frame draw:style-name="gr4" draw:text-style-name="P20" svg:width="0.9661in" svg:height="0.1732in" svg:x="1.4244in" svg:y="10.6827in">
            <draw:text-box>
              <text:p text:style-name="P19"><text:span text:style-name="T5">Егорова Ю.Н.</text:span></text:p>
            </draw:text-box>
          </draw:frame>
        </draw:g>
        <draw:g draw:style-name="gr5">
          <draw:frame draw:style-name="gr4" draw:text-style-name="P20" svg:width="0.798in" svg:height="0.174in" svg:x="0.5882in" svg:y="10.8811in">
            <draw:text-box>
              <text:p text:style-name="P19"><text:span text:style-name="T8"><text:s/></text:span><text:span text:style-name="T8">Рецензент</text:span></text:p>
            </draw:text-box>
          </draw:frame>
          <draw:frame draw:style-name="gr4" draw:text-style-name="P20" svg:width="0.9661in" svg:height="0.174in" svg:x="1.4244in" svg:y="10.8811in">
            <draw:text-box>
              <text:p text:style-name="P19"><text:span text:style-name="T5">.</text:span></text:p>
              <text:p text:style-name="P14"><text:span text:style-name="T9"/></text:p>
            </draw:text-box>
          </draw:frame>
        </draw:g>
        <draw:g draw:style-name="gr5">
          <draw:frame draw:style-name="gr4" draw:text-style-name="P20" svg:width="0.798in" svg:height="0.1724in" svg:x="0.5882in" svg:y="11.0748in">
            <draw:text-box>
              <text:p text:style-name="P19"><text:span text:style-name="T1"><text:s/></text:span><text:span text:style-name="T1">Н. Контр.</text:span></text:p>
            </draw:text-box>
          </draw:frame>
          <draw:frame draw:style-name="gr4" draw:text-style-name="P20" svg:width="0.9661in" svg:height="0.1724in" svg:x="1.4244in" svg:y="11.0748in">
            <draw:text-box>
              <text:p text:style-name="P19"><text:span text:style-name="T5">.</text:span></text:p>
            </draw:text-box>
          </draw:frame>
        </draw:g>
        <draw:g draw:style-name="gr5">
          <draw:frame draw:style-name="gr4" draw:text-style-name="P20" svg:width="0.798in" svg:height="0.1732in" svg:x="0.5882in" svg:y="11.2681in">
            <draw:text-box>
              <text:p text:style-name="P19"><text:span text:style-name="T10"><text:s/></text:span><text:span text:style-name="T7">Зав. каф</text:span><text:span text:style-name="T10">.</text:span></text:p>
            </draw:text-box>
          </draw:frame>
          <draw:frame draw:style-name="gr6" draw:text-style-name="P14" svg:width="0.9661in" svg:height="0.1732in" svg:x="1.4244in" svg:y="11.2681in">
            <draw:text-box>
              <text:p/>
            </draw:text-box>
          </draw:frame>
        </draw:g>
        <draw:line draw:style-name="gr2" draw:text-style-name="P15" svg:x1="5.9067in" svg:y1="10.4724in" svg:x2="5.9075in" svg:y2="11.4476in">
          <text:p/>
        </draw:line>
        <draw:frame draw:style-name="gr4" draw:text-style-name="P21" svg:width="2.3614in" svg:height="0.9031in" svg:x="3.4972in" svg:y="10.513in">
          <draw:text-box>
            <text:p text:style-name="P16"><text:span text:style-name="T11">Проектирование автоматизированной информационной системы анализа и прогнозирования рынка (на примере компании Yahoo! Finance)</text:span></text:p>
          </draw:text-box>
        </draw:frame>
        <draw:line draw:style-name="gr2" draw:text-style-name="P15" svg:x1="5.9118in" svg:y1="10.6677in" svg:x2="8.0772in" svg:y2="10.6685in">
          <text:p/>
        </draw:line>
        <draw:line draw:style-name="gr2" draw:text-style-name="P15" svg:x1="5.911in" svg:y1="10.8654in" svg:x2="8.0764in" svg:y2="10.8661in">
          <text:p/>
        </draw:line>
        <draw:line draw:style-name="gr2" draw:text-style-name="P15" svg:x1="7.1382in" svg:y1="10.4724in" svg:x2="7.1398in" svg:y2="10.861in">
          <text:p/>
        </draw:line>
        <draw:frame draw:style-name="gr4" draw:text-style-name="P15" svg:width="0.5539in" svg:height="0.1732in" svg:x="5.939in" svg:y="10.4827in">
          <draw:text-box>
            <text:p text:style-name="P16"><text:span text:style-name="T1">Лит.</text:span></text:p>
          </draw:text-box>
        </draw:frame>
        <draw:frame draw:style-name="gr4" draw:text-style-name="P15" svg:width="0.8748in" svg:height="0.1732in" svg:x="7.1701in" svg:y="10.4827in">
          <draw:text-box>
            <text:p text:style-name="P16"><text:span text:style-name="T1">Листов</text:span></text:p>
          </draw:text-box>
        </draw:frame>
        <draw:frame draw:style-name="gr4" draw:text-style-name="P18" svg:width="0.8732in" svg:height="0.1732in" svg:x="7.176in" svg:y="10.6819in">
          <draw:text-box>
            <text:p text:style-name="P15"><text:span text:style-name="T3">104</text:span></text:p>
          </draw:text-box>
        </draw:frame>
        <draw:line draw:style-name="gr3" draw:text-style-name="P15" svg:x1="6.1122in" svg:y1="10.6709in" svg:x2="6.113in" svg:y2="10.8602in">
          <text:p/>
        </draw:line>
        <draw:line draw:style-name="gr3" draw:text-style-name="P15" svg:x1="6.3173in" svg:y1="10.6724in" svg:x2="6.3181in" svg:y2="10.8618in">
          <text:p/>
        </draw:line>
        <draw:frame draw:style-name="gr4" draw:text-style-name="P15" svg:width="2.1059in" svg:height="0.476in" svg:x="5.9398in" svg:y="10.9417in">
          <draw:text-box>
            <text:p text:style-name="P16"><text:span text:style-name="T12">ВФ МАДИ (ГТУ),</text:span></text:p>
            <text:p text:style-name="P16"><text:span text:style-name="T12">Кафедра АСУ </text:span></text:p>
          </draw:text-box>
        </draw:frame>
      </draw:g>
      <draw:g text:anchor-type="page" text:anchor-page-number="2" draw:z-index="1" draw:style-name="gr1">
        <draw:custom-shape draw:style-name="gr2" draw:text-style-name="P14" svg:width="7.5067in" svg:height="11.2106in" svg:x="0.5744in" svg:y="0.2492in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0.9469in" svg:y1="9.8799in" svg:x2="0.9476in" svg:y2="10.4618in">
          <text:p/>
        </draw:line>
        <draw:line draw:style-name="gr2" draw:text-style-name="P15" svg:x1="0.578in" svg:y1="9.8744in" svg:x2="8.072in" svg:y2="9.8752in">
          <text:p/>
        </draw:line>
        <draw:line draw:style-name="gr2" draw:text-style-name="P15" svg:x1="1.3949in" svg:y1="9.8854in" svg:x2="1.3957in" svg:y2="11.4531in">
          <text:p/>
        </draw:line>
        <draw:line draw:style-name="gr2" draw:text-style-name="P15" svg:x1="2.4205in" svg:y1="9.8854in" svg:x2="2.4213in" svg:y2="11.4531in">
          <text:p/>
        </draw:line>
        <draw:line draw:style-name="gr2" draw:text-style-name="P15" svg:x1="3.0354in" svg:y1="9.8854in" svg:x2="3.0362in" svg:y2="11.4531in">
          <text:p/>
        </draw:line>
        <draw:line draw:style-name="gr2" draw:text-style-name="P15" svg:x1="3.4465in" svg:y1="9.8799in" svg:x2="3.4472in" svg:y2="11.4465in">
          <text:p/>
        </draw:line>
        <draw:line draw:style-name="gr2" draw:text-style-name="P15" svg:x1="6.5228in" svg:y1="10.4724in" svg:x2="6.5244in" svg:y2="10.861in">
          <text:p/>
        </draw:line>
        <draw:line draw:style-name="gr3" draw:text-style-name="P15" svg:x1="0.578in" svg:y1="11.0626in" svg:x2="3.4382in" svg:y2="11.0634in">
          <text:p/>
        </draw:line>
        <draw:line draw:style-name="gr3" draw:text-style-name="P15" svg:x1="0.578in" svg:y1="11.2602in" svg:x2="3.4382in" svg:y2="11.261in">
          <text:p/>
        </draw:line>
        <draw:frame draw:style-name="gr4" draw:text-style-name="P15" svg:width="0.3307in" svg:height="0.1732in" svg:x="0.5953in" svg:y="10.289in">
          <draw:text-box>
            <text:p text:style-name="P16"><text:span text:style-name="T1">Изм.</text:span></text:p>
          </draw:text-box>
        </draw:frame>
        <draw:frame draw:style-name="gr4" draw:text-style-name="P15" svg:width="0.4142in" svg:height="0.1732in" svg:x="0.9673in" svg:y="10.289in">
          <draw:text-box>
            <text:p text:style-name="P16"><text:span text:style-name="T1">Лист</text:span></text:p>
          </draw:text-box>
        </draw:frame>
        <draw:frame draw:style-name="gr4" draw:text-style-name="P15" svg:width="0.9661in" svg:height="0.1732in" svg:x="1.4244in" svg:y="10.289in">
          <draw:text-box>
            <text:p text:style-name="P16"><text:span text:style-name="T1">№ </text:span><text:span text:style-name="T1">докум.</text:span></text:p>
          </draw:text-box>
        </draw:frame>
        <draw:frame draw:style-name="gr4" draw:text-style-name="P17" svg:width="0.576in" svg:height="0.1732in" svg:x="2.4445in" svg:y="10.289in">
          <draw:text-box>
            <text:p text:style-name="P16"><text:span text:style-name="T2">Подпись</text:span></text:p>
          </draw:text-box>
        </draw:frame>
        <draw:frame draw:style-name="gr4" draw:text-style-name="P17" svg:width="0.3752in" svg:height="0.1732in" svg:x="3.0524in" svg:y="10.289in">
          <draw:text-box>
            <text:p text:style-name="P16"><text:span text:style-name="T2">Дата</text:span></text:p>
          </draw:text-box>
        </draw:frame>
        <draw:frame draw:style-name="gr4" draw:text-style-name="P15" svg:width="0.5539in" svg:height="0.1732in" svg:x="6.5524in" svg:y="10.4827in">
          <draw:text-box>
            <text:p text:style-name="P16"><text:span text:style-name="T1">Лист</text:span></text:p>
          </draw:text-box>
        </draw:frame>
        <draw:frame draw:style-name="gr4" draw:text-style-name="P18" svg:width="0.5539in" svg:height="0.1732in" svg:x="6.5524in" svg:y="10.6866in">
          <draw:text-box>
            <text:p text:style-name="P15"><text:span text:style-name="T3">3</text:span></text:p>
          </draw:text-box>
        </draw:frame>
        <draw:frame draw:style-name="gr4" draw:text-style-name="P15" svg:width="4.5634in" svg:height="0.2685in" svg:x="3.487in" svg:y="10.0476in">
          <draw:text-box>
            <text:p text:style-name="P16"><text:span text:style-name="T4">КП.230102.АСУ16П.06-627</text:span></text:p>
          </draw:text-box>
        </draw:frame>
        <draw:line draw:style-name="gr2" draw:text-style-name="P15" svg:x1="0.5791in" svg:y1="10.4681in" svg:x2="8.0732in" svg:y2="10.4689in">
          <text:p/>
        </draw:line>
        <draw:line draw:style-name="gr2" draw:text-style-name="P15" svg:x1="0.5846in" svg:y1="10.2724in" svg:x2="3.4449in" svg:y2="10.2732in">
          <text:p/>
        </draw:line>
        <draw:line draw:style-name="gr3" draw:text-style-name="P15" svg:x1="0.578in" svg:y1="10.0732in" svg:x2="3.4382in" svg:y2="10.074in">
          <text:p/>
        </draw:line>
        <draw:line draw:style-name="gr3" draw:text-style-name="P15" svg:x1="0.578in" svg:y1="10.8646in" svg:x2="3.4382in" svg:y2="10.8654in">
          <text:p/>
        </draw:line>
        <draw:line draw:style-name="gr3" draw:text-style-name="P15" svg:x1="0.578in" svg:y1="10.6654in" svg:x2="3.4382in" svg:y2="10.6661in">
          <text:p/>
        </draw:line>
        <draw:g draw:style-name="gr5">
          <draw:frame draw:style-name="gr4" draw:text-style-name="P20" svg:width="0.798in" svg:height="0.1724in" svg:x="0.5882in" svg:y="10.489in">
            <draw:text-box>
              <text:p text:style-name="P19"><text:span text:style-name="T1"><text:s/></text:span><text:span text:style-name="T1">Разраб.</text:span></text:p>
            </draw:text-box>
          </draw:frame>
          <draw:frame draw:style-name="gr4" draw:text-style-name="P20" svg:width="0.9661in" svg:height="0.1724in" svg:x="1.4244in" svg:y="10.489in">
            <draw:text-box>
              <text:p text:style-name="P19"><text:span text:style-name="T5">Пудов А.С.</text:span></text:p>
            </draw:text-box>
          </draw:frame>
        </draw:g>
        <draw:g draw:style-name="gr5">
          <draw:frame draw:style-name="gr4" draw:text-style-name="P20" svg:width="0.798in" svg:height="0.1732in" svg:x="0.5882in" svg:y="10.6827in">
            <draw:text-box>
              <text:p text:style-name="P19"><text:span text:style-name="T6"><text:s/></text:span><text:span text:style-name="T7">Руков-ль</text:span></text:p>
            </draw:text-box>
          </draw:frame>
          <draw:frame draw:style-name="gr4" draw:text-style-name="P20" svg:width="0.9661in" svg:height="0.1732in" svg:x="1.4244in" svg:y="10.6827in">
            <draw:text-box>
              <text:p text:style-name="P19"><text:span text:style-name="T5">Егорова Ю.Н.</text:span></text:p>
            </draw:text-box>
          </draw:frame>
        </draw:g>
        <draw:g draw:style-name="gr5">
          <draw:frame draw:style-name="gr4" draw:text-style-name="P20" svg:width="0.798in" svg:height="0.174in" svg:x="0.5882in" svg:y="10.8811in">
            <draw:text-box>
              <text:p text:style-name="P19"><text:span text:style-name="T8"><text:s/></text:span><text:span text:style-name="T8">Рецензент</text:span></text:p>
            </draw:text-box>
          </draw:frame>
          <draw:frame draw:style-name="gr4" draw:text-style-name="P20" svg:width="0.9661in" svg:height="0.174in" svg:x="1.4244in" svg:y="10.8811in">
            <draw:text-box>
              <text:p text:style-name="P19"><text:span text:style-name="T5">.</text:span></text:p>
              <text:p text:style-name="P14"><text:span text:style-name="T9"/></text:p>
            </draw:text-box>
          </draw:frame>
        </draw:g>
        <draw:g draw:style-name="gr5">
          <draw:frame draw:style-name="gr4" draw:text-style-name="P20" svg:width="0.798in" svg:height="0.1724in" svg:x="0.5882in" svg:y="11.0748in">
            <draw:text-box>
              <text:p text:style-name="P19"><text:span text:style-name="T1"><text:s/></text:span><text:span text:style-name="T1">Н. Контр.</text:span></text:p>
            </draw:text-box>
          </draw:frame>
          <draw:frame draw:style-name="gr4" draw:text-style-name="P20" svg:width="0.9661in" svg:height="0.1724in" svg:x="1.4244in" svg:y="11.0748in">
            <draw:text-box>
              <text:p text:style-name="P19"><text:span text:style-name="T5">.</text:span></text:p>
            </draw:text-box>
          </draw:frame>
        </draw:g>
        <draw:g draw:style-name="gr5">
          <draw:frame draw:style-name="gr4" draw:text-style-name="P20" svg:width="0.798in" svg:height="0.1732in" svg:x="0.5882in" svg:y="11.2681in">
            <draw:text-box>
              <text:p text:style-name="P19"><text:span text:style-name="T10"><text:s/></text:span><text:span text:style-name="T7">Зав. каф</text:span><text:span text:style-name="T10">.</text:span></text:p>
            </draw:text-box>
          </draw:frame>
          <draw:frame draw:style-name="gr6" draw:text-style-name="P14" svg:width="0.9661in" svg:height="0.1732in" svg:x="1.4244in" svg:y="11.2681in">
            <draw:text-box>
              <text:p/>
            </draw:text-box>
          </draw:frame>
        </draw:g>
        <draw:line draw:style-name="gr2" draw:text-style-name="P15" svg:x1="5.9067in" svg:y1="10.4724in" svg:x2="5.9075in" svg:y2="11.4476in">
          <text:p/>
        </draw:line>
        <draw:frame draw:style-name="gr4" draw:text-style-name="P21" svg:width="2.3614in" svg:height="0.9031in" svg:x="3.4972in" svg:y="10.513in">
          <draw:text-box>
            <text:p text:style-name="P16"><text:span text:style-name="T11">Проектирование автоматизированно информационной системы анализа и прогнозирования рынка (на примере компании Yahoo! Finance)</text:span></text:p>
          </draw:text-box>
        </draw:frame>
        <draw:line draw:style-name="gr2" draw:text-style-name="P15" svg:x1="5.9118in" svg:y1="10.6677in" svg:x2="8.0772in" svg:y2="10.6685in">
          <text:p/>
        </draw:line>
        <draw:line draw:style-name="gr2" draw:text-style-name="P15" svg:x1="5.911in" svg:y1="10.8654in" svg:x2="8.0764in" svg:y2="10.8661in">
          <text:p/>
        </draw:line>
        <draw:line draw:style-name="gr2" draw:text-style-name="P15" svg:x1="7.1382in" svg:y1="10.4724in" svg:x2="7.1398in" svg:y2="10.861in">
          <text:p/>
        </draw:line>
        <draw:frame draw:style-name="gr4" draw:text-style-name="P15" svg:width="0.5539in" svg:height="0.1732in" svg:x="5.939in" svg:y="10.4827in">
          <draw:text-box>
            <text:p text:style-name="P16"><text:span text:style-name="T1">Лит.</text:span></text:p>
          </draw:text-box>
        </draw:frame>
        <draw:frame draw:style-name="gr4" draw:text-style-name="P15" svg:width="0.8748in" svg:height="0.1732in" svg:x="7.1701in" svg:y="10.4827in">
          <draw:text-box>
            <text:p text:style-name="P16"><text:span text:style-name="T1">Листов</text:span></text:p>
          </draw:text-box>
        </draw:frame>
        <draw:frame draw:style-name="gr4" draw:text-style-name="P18" svg:width="0.8732in" svg:height="0.1732in" svg:x="7.176in" svg:y="10.6819in">
          <draw:text-box>
            <text:p text:style-name="P15"><text:span text:style-name="T3">104</text:span></text:p>
          </draw:text-box>
        </draw:frame>
        <draw:line draw:style-name="gr3" draw:text-style-name="P15" svg:x1="6.1122in" svg:y1="10.6709in" svg:x2="6.113in" svg:y2="10.8602in">
          <text:p/>
        </draw:line>
        <draw:line draw:style-name="gr3" draw:text-style-name="P15" svg:x1="6.3173in" svg:y1="10.6724in" svg:x2="6.3181in" svg:y2="10.8618in">
          <text:p/>
        </draw:line>
        <draw:frame draw:style-name="gr4" draw:text-style-name="P15" svg:width="2.1059in" svg:height="0.476in" svg:x="5.9398in" svg:y="10.9417in">
          <draw:text-box>
            <text:p text:style-name="P16"><text:span text:style-name="T12">ВФ МАДИ (ГТУ),</text:span></text:p>
            <text:p text:style-name="P16"><text:span text:style-name="T12">Кафедра АСУ </text:span></text:p>
          </draw:text-box>
        </draw:frame>
      </draw:g>
      <draw:g text:anchor-type="page" text:anchor-page-number="3" draw:z-index="2" draw:style-name="gr1">
        <draw:custom-shape draw:style-name="gr2" draw:text-style-name="P14" svg:width="7.5067in" svg:height="11.2106in" svg:x="0.5744in" svg:y="0.2492in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0.9469in" svg:y1="9.8799in" svg:x2="0.9476in" svg:y2="10.4618in">
          <text:p/>
        </draw:line>
        <draw:line draw:style-name="gr2" draw:text-style-name="P15" svg:x1="0.578in" svg:y1="9.8744in" svg:x2="8.072in" svg:y2="9.8752in">
          <text:p/>
        </draw:line>
        <draw:line draw:style-name="gr2" draw:text-style-name="P15" svg:x1="1.3949in" svg:y1="9.8854in" svg:x2="1.3957in" svg:y2="11.4531in">
          <text:p/>
        </draw:line>
        <draw:line draw:style-name="gr2" draw:text-style-name="P15" svg:x1="2.4205in" svg:y1="9.8854in" svg:x2="2.4213in" svg:y2="11.4531in">
          <text:p/>
        </draw:line>
        <draw:line draw:style-name="gr2" draw:text-style-name="P15" svg:x1="3.0354in" svg:y1="9.8854in" svg:x2="3.0362in" svg:y2="11.4531in">
          <text:p/>
        </draw:line>
        <draw:line draw:style-name="gr2" draw:text-style-name="P15" svg:x1="3.4465in" svg:y1="9.8799in" svg:x2="3.4472in" svg:y2="11.4465in">
          <text:p/>
        </draw:line>
        <draw:line draw:style-name="gr2" draw:text-style-name="P15" svg:x1="6.5228in" svg:y1="10.4724in" svg:x2="6.5244in" svg:y2="10.861in">
          <text:p/>
        </draw:line>
        <draw:line draw:style-name="gr3" draw:text-style-name="P15" svg:x1="0.578in" svg:y1="11.0626in" svg:x2="3.4382in" svg:y2="11.0634in">
          <text:p/>
        </draw:line>
        <draw:line draw:style-name="gr3" draw:text-style-name="P15" svg:x1="0.578in" svg:y1="11.2602in" svg:x2="3.4382in" svg:y2="11.261in">
          <text:p/>
        </draw:line>
        <draw:frame draw:style-name="gr4" draw:text-style-name="P15" svg:width="0.3307in" svg:height="0.1732in" svg:x="0.5953in" svg:y="10.289in">
          <draw:text-box>
            <text:p text:style-name="P16"><text:span text:style-name="T1">Изм.</text:span></text:p>
          </draw:text-box>
        </draw:frame>
        <draw:frame draw:style-name="gr4" draw:text-style-name="P15" svg:width="0.4142in" svg:height="0.1732in" svg:x="0.9673in" svg:y="10.289in">
          <draw:text-box>
            <text:p text:style-name="P16"><text:span text:style-name="T1">Лист</text:span></text:p>
          </draw:text-box>
        </draw:frame>
        <draw:frame draw:style-name="gr4" draw:text-style-name="P15" svg:width="0.9661in" svg:height="0.1732in" svg:x="1.4244in" svg:y="10.289in">
          <draw:text-box>
            <text:p text:style-name="P16"><text:span text:style-name="T1">№ </text:span><text:span text:style-name="T1">докум.</text:span></text:p>
          </draw:text-box>
        </draw:frame>
        <draw:frame draw:style-name="gr4" draw:text-style-name="P17" svg:width="0.576in" svg:height="0.1732in" svg:x="2.4445in" svg:y="10.289in">
          <draw:text-box>
            <text:p text:style-name="P16"><text:span text:style-name="T2">Подпись</text:span></text:p>
          </draw:text-box>
        </draw:frame>
        <draw:frame draw:style-name="gr4" draw:text-style-name="P17" svg:width="0.3752in" svg:height="0.1732in" svg:x="3.0524in" svg:y="10.289in">
          <draw:text-box>
            <text:p text:style-name="P16"><text:span text:style-name="T2">Дата</text:span></text:p>
          </draw:text-box>
        </draw:frame>
        <draw:frame draw:style-name="gr4" draw:text-style-name="P15" svg:width="0.5539in" svg:height="0.1732in" svg:x="6.5524in" svg:y="10.4827in">
          <draw:text-box>
            <text:p text:style-name="P16"><text:span text:style-name="T1">Лист</text:span></text:p>
          </draw:text-box>
        </draw:frame>
        <draw:frame draw:style-name="gr4" draw:text-style-name="P18" svg:width="0.5539in" svg:height="0.1732in" svg:x="6.5524in" svg:y="10.6866in">
          <draw:text-box>
            <text:p text:style-name="P15"><text:span text:style-name="T3">4</text:span></text:p>
          </draw:text-box>
        </draw:frame>
        <draw:frame draw:style-name="gr4" draw:text-style-name="P15" svg:width="4.5634in" svg:height="0.2685in" svg:x="3.487in" svg:y="10.0476in">
          <draw:text-box>
            <text:p text:style-name="P16"><text:span text:style-name="T4">КП.230102.АСУ16П.06-627</text:span></text:p>
          </draw:text-box>
        </draw:frame>
        <draw:line draw:style-name="gr2" draw:text-style-name="P15" svg:x1="0.5791in" svg:y1="10.4681in" svg:x2="8.0732in" svg:y2="10.4689in">
          <text:p/>
        </draw:line>
        <draw:line draw:style-name="gr2" draw:text-style-name="P15" svg:x1="0.5846in" svg:y1="10.2724in" svg:x2="3.4449in" svg:y2="10.2732in">
          <text:p/>
        </draw:line>
        <draw:line draw:style-name="gr3" draw:text-style-name="P15" svg:x1="0.578in" svg:y1="10.0732in" svg:x2="3.4382in" svg:y2="10.074in">
          <text:p/>
        </draw:line>
        <draw:line draw:style-name="gr3" draw:text-style-name="P15" svg:x1="0.578in" svg:y1="10.8646in" svg:x2="3.4382in" svg:y2="10.8654in">
          <text:p/>
        </draw:line>
        <draw:line draw:style-name="gr3" draw:text-style-name="P15" svg:x1="0.578in" svg:y1="10.6654in" svg:x2="3.4382in" svg:y2="10.6661in">
          <text:p/>
        </draw:line>
        <draw:g draw:style-name="gr5">
          <draw:frame draw:style-name="gr4" draw:text-style-name="P20" svg:width="0.798in" svg:height="0.1724in" svg:x="0.5882in" svg:y="10.489in">
            <draw:text-box>
              <text:p text:style-name="P19"><text:span text:style-name="T1"><text:s/></text:span><text:span text:style-name="T1">Разраб.</text:span></text:p>
            </draw:text-box>
          </draw:frame>
          <draw:frame draw:style-name="gr4" draw:text-style-name="P20" svg:width="0.9661in" svg:height="0.1724in" svg:x="1.4244in" svg:y="10.489in">
            <draw:text-box>
              <text:p text:style-name="P19"><text:span text:style-name="T5">Пудов А.С.</text:span></text:p>
            </draw:text-box>
          </draw:frame>
        </draw:g>
        <draw:g draw:style-name="gr5">
          <draw:frame draw:style-name="gr4" draw:text-style-name="P20" svg:width="0.798in" svg:height="0.1732in" svg:x="0.5882in" svg:y="10.6827in">
            <draw:text-box>
              <text:p text:style-name="P19"><text:span text:style-name="T6"><text:s/></text:span><text:span text:style-name="T7">Руков-ль</text:span></text:p>
            </draw:text-box>
          </draw:frame>
          <draw:frame draw:style-name="gr4" draw:text-style-name="P20" svg:width="0.9661in" svg:height="0.1732in" svg:x="1.4244in" svg:y="10.6827in">
            <draw:text-box>
              <text:p text:style-name="P19"><text:span text:style-name="T5">Егорова Ю.Н.</text:span></text:p>
            </draw:text-box>
          </draw:frame>
        </draw:g>
        <draw:g draw:style-name="gr5">
          <draw:frame draw:style-name="gr4" draw:text-style-name="P20" svg:width="0.798in" svg:height="0.174in" svg:x="0.5882in" svg:y="10.8811in">
            <draw:text-box>
              <text:p text:style-name="P19"><text:span text:style-name="T8"><text:s/></text:span><text:span text:style-name="T8">Рецензент</text:span></text:p>
            </draw:text-box>
          </draw:frame>
          <draw:frame draw:style-name="gr4" draw:text-style-name="P20" svg:width="0.9661in" svg:height="0.174in" svg:x="1.4244in" svg:y="10.8811in">
            <draw:text-box>
              <text:p text:style-name="P19"><text:span text:style-name="T5">.</text:span></text:p>
              <text:p text:style-name="P14"><text:span text:style-name="T9"/></text:p>
            </draw:text-box>
          </draw:frame>
        </draw:g>
        <draw:g draw:style-name="gr5">
          <draw:frame draw:style-name="gr4" draw:text-style-name="P20" svg:width="0.798in" svg:height="0.1724in" svg:x="0.5882in" svg:y="11.0748in">
            <draw:text-box>
              <text:p text:style-name="P19"><text:span text:style-name="T1"><text:s/></text:span><text:span text:style-name="T1">Н. Контр.</text:span></text:p>
            </draw:text-box>
          </draw:frame>
          <draw:frame draw:style-name="gr4" draw:text-style-name="P20" svg:width="0.9661in" svg:height="0.1724in" svg:x="1.4244in" svg:y="11.0748in">
            <draw:text-box>
              <text:p text:style-name="P19"><text:span text:style-name="T5">.</text:span></text:p>
            </draw:text-box>
          </draw:frame>
        </draw:g>
        <draw:g draw:style-name="gr5">
          <draw:frame draw:style-name="gr4" draw:text-style-name="P20" svg:width="0.798in" svg:height="0.1732in" svg:x="0.5882in" svg:y="11.2681in">
            <draw:text-box>
              <text:p text:style-name="P19"><text:span text:style-name="T10"><text:s/></text:span><text:span text:style-name="T7">Зав. каф</text:span><text:span text:style-name="T10">.</text:span></text:p>
            </draw:text-box>
          </draw:frame>
          <draw:frame draw:style-name="gr6" draw:text-style-name="P14" svg:width="0.9661in" svg:height="0.1732in" svg:x="1.4244in" svg:y="11.2681in">
            <draw:text-box>
              <text:p/>
            </draw:text-box>
          </draw:frame>
        </draw:g>
        <draw:line draw:style-name="gr2" draw:text-style-name="P15" svg:x1="5.9067in" svg:y1="10.4724in" svg:x2="5.9075in" svg:y2="11.4476in">
          <text:p/>
        </draw:line>
        <draw:frame draw:style-name="gr4" draw:text-style-name="P21" svg:width="2.3614in" svg:height="0.9031in" svg:x="3.4972in" svg:y="10.513in">
          <draw:text-box>
            <text:p text:style-name="P16"><text:span text:style-name="T11">Проектирование автоматизированно информационной системы анализа и прогнозирования рынка (на примере компании Yahoo! Finance)</text:span></text:p>
          </draw:text-box>
        </draw:frame>
        <draw:line draw:style-name="gr2" draw:text-style-name="P15" svg:x1="5.9118in" svg:y1="10.6677in" svg:x2="8.0772in" svg:y2="10.6685in">
          <text:p/>
        </draw:line>
        <draw:line draw:style-name="gr2" draw:text-style-name="P15" svg:x1="5.911in" svg:y1="10.8654in" svg:x2="8.0764in" svg:y2="10.8661in">
          <text:p/>
        </draw:line>
        <draw:line draw:style-name="gr2" draw:text-style-name="P15" svg:x1="7.1382in" svg:y1="10.4724in" svg:x2="7.1398in" svg:y2="10.861in">
          <text:p/>
        </draw:line>
        <draw:frame draw:style-name="gr4" draw:text-style-name="P15" svg:width="0.5539in" svg:height="0.1732in" svg:x="5.939in" svg:y="10.4827in">
          <draw:text-box>
            <text:p text:style-name="P16"><text:span text:style-name="T1">Лит.</text:span></text:p>
          </draw:text-box>
        </draw:frame>
        <draw:frame draw:style-name="gr4" draw:text-style-name="P15" svg:width="0.8748in" svg:height="0.1732in" svg:x="7.1701in" svg:y="10.4827in">
          <draw:text-box>
            <text:p text:style-name="P16"><text:span text:style-name="T1">Листов</text:span></text:p>
          </draw:text-box>
        </draw:frame>
        <draw:frame draw:style-name="gr4" draw:text-style-name="P18" svg:width="0.8732in" svg:height="0.1732in" svg:x="7.176in" svg:y="10.6819in">
          <draw:text-box>
            <text:p text:style-name="P15"><text:span text:style-name="T3">104</text:span></text:p>
          </draw:text-box>
        </draw:frame>
        <draw:line draw:style-name="gr3" draw:text-style-name="P15" svg:x1="6.1122in" svg:y1="10.6709in" svg:x2="6.113in" svg:y2="10.8602in">
          <text:p/>
        </draw:line>
        <draw:line draw:style-name="gr3" draw:text-style-name="P15" svg:x1="6.3173in" svg:y1="10.6724in" svg:x2="6.3181in" svg:y2="10.8618in">
          <text:p/>
        </draw:line>
        <draw:frame draw:style-name="gr4" draw:text-style-name="P15" svg:width="2.1059in" svg:height="0.476in" svg:x="5.9398in" svg:y="10.9417in">
          <draw:text-box>
            <text:p text:style-name="P16"><text:span text:style-name="T12">ВФ МАДИ (ГТУ),</text:span></text:p>
            <text:p text:style-name="P16"><text:span text:style-name="T12">Кафедра АСУ </text:span></text:p>
          </draw:text-box>
        </draw:frame>
      </draw:g>
      <text:p text:style-name="P1">Техническое задание</text:p>
      <text:p text:style-name="P2"/>
      <text:list xml:id="list1056075823" text:style-name="L1">
        <text:list-item>
          <text:p text:style-name="P10">Данный документ – есть техническое задание на проектирование и реализацию автоматизированной информационной системы анализа и прогнозирования рынка. Основанием к данной работе послужило задание на выполнение дипломного проекта.</text:p>
        </text:list-item>
        <text:list-item>
          <text:p text:style-name="P10">Объект исследования <text:s/>- изменение индексов валютных пар на фондовых биржах в процессе торгов, а также взаимосвязь этих величин от внешних факторов.</text:p>
        </text:list-item>
        <text:list-item>
          <text:p text:style-name="P10">Цель разработки информационной системы — написание торгового инструмента для автоматизации проведения торговых операций основанных на создаваемом прогнозе. Основное назначение моделирования — анализ и прогнозирование стоимости финансовых операций.</text:p>
        </text:list-item>
        <text:list-item>
          <text:p text:style-name="P12">Основные требования к генерируемому прогнозу:</text:p>
        </text:list-item>
      </text:list>
      <text:list xml:id="list1045697092" text:style-name="L2">
        <text:list-item>
          <text:p text:style-name="P3">Прогноз моделируется для временных интервалов: 1, 5, 15 и 30 минут, 1 и 4 часа, 1 день, 1 неделя и 1 месяц.</text:p>
        </text:list-item>
        <text:list-item>
          <text:p text:style-name="P3">Отклонение интервала должно составлять не более 3 единиц для прогноза с минимальным временным интервалом.</text:p>
        </text:list-item>
        <text:list-item>
          <text:p text:style-name="P3">Прогноз должен обеспечивать возможность достижения поставленной цели прогнозирования.</text:p>
        </text:list-item>
      </text:list>
      <text:list xml:id="list1668419185" text:continue-list="list1056075823" text:style-name="L1">
        <text:list-item>
          <text:p text:style-name="P11">Разрабатываемая информационная система должна помогать решать следующие задачи:</text:p>
        </text:list-item>
      </text:list>
      <text:list xml:id="list1794833453" text:style-name="L3">
        <text:list-item>
          <text:p text:style-name="P4">стратегия проведения торгов.</text:p>
        </text:list-item>
        <text:list-item>
          <text:p text:style-name="P4">прогнозирование состояния рынка.</text:p>
        </text:list-item>
        <text:list-item>
          <text:p text:style-name="P4">оценка текущих показателей биржевых индексов.</text:p>
        </text:list-item>
      </text:list>
      <text:list xml:id="list677313936" text:continue-list="list1668419185" text:style-name="L1">
        <text:list-item>
          <text:p text:style-name="P10">Требования к условиям функционирования информационной системы:</text:p>
        </text:list-item>
      </text:list>
      <text:list xml:id="list1980446666" text:style-name="L4">
        <text:list-item>
          <text:p text:style-name="P5">Входная информация поступает в ответ на запросы системы от выбранной пользователем фондовой площадки по средством реализации механизма «поставщиков данных».</text:p>
        </text:list-item>
        <text:list-item>
          <text:p text:style-name="P5">Выходная информация формируется как результат моделирования изменения стоимости индексов.</text:p>
        </text:list-item>
        <text:list-item>
          <text:p text:style-name="P5">Результаты прогнозирования выводятся в правой части графика хронологии как предполагаемое его состояние на выбранный интервал.</text:p>
        </text:list-item>
      </text:list>
      <text:list xml:id="list1124144246" text:continue-list="list677313936" text:style-name="L1">
        <text:list-item>
          <text:p text:style-name="P10">Требования к программному и аппаратному обеспечению функционирования системы:</text:p>
        </text:list-item>
      </text:list>
      <text:list xml:id="list1589740267" text:style-name="L5">
        <text:list-item>
          <text:p text:style-name="P6">Компьютер с процессором имеющим номинальную тактовую частоту 233 МГц и выше, 64 МБ и более оперативной памяти, не менее 20 МБ свободного места на жестком диске.</text:p>
          <text:p text:style-name="P6"/>
        </text:list-item>
        <text:list-item>
          <text:p text:style-name="P13">Система должна функционировать в операционных системах Solaris, BSD, Linux. MacOS X и Windows.</text:p>
        </text:list-item>
        <text:list-item>
          <text:p text:style-name="P6">Функционирование с API фондовых бирж и прочими финансовыми службами осуществляется по Internet при пропускной ширине канала связи не менее 56 Кб/сек.</text:p>
        </text:list-item>
      </text:list>
      <text:list xml:id="list552879452" text:continue-list="list1124144246" text:style-name="L1">
        <text:list-item>
          <text:p text:style-name="P10">В качстве входной информации для прогнозирования должны быть рассмотрены следующие показатели:</text:p>
        </text:list-item>
      </text:list>
      <text:list xml:id="list1991168742" text:style-name="L6">
        <text:list-item>
          <text:p text:style-name="P7">Историческая хроника торговых операций.</text:p>
        </text:list-item>
        <text:list-item>
          <text:p text:style-name="P7">Стоимость пар Продажа/Покупка за последний час.</text:p>
        </text:list-item>
        <text:list-item>
          <text:p text:style-name="P7">Возможно использование сторонних финансовых прогнозов.</text:p>
        </text:list-item>
      </text:list>
      <text:list xml:id="list1698879120" text:continue-list="list552879452" text:style-name="L1">
        <text:list-item>
          <text:p text:style-name="P10">В качстве выходной информации должны быть рассмотрены следующие показатели:</text:p>
        </text:list-item>
      </text:list>
      <text:list xml:id="list1504638293" text:style-name="L7">
        <text:list-item>
          <text:p text:style-name="P8">Показатели торгов для выбранных индексов на указанный пользователем интервал времени.</text:p>
        </text:list-item>
        <text:list-item>
          <text:p text:style-name="P9">Аналитические данные для последних показателей.</text:p>
        </text:list-item>
      </text:list>
      <text:list xml:id="list747362144" text:continue-list="list1698879120" text:style-name="L1">
        <text:list-item>
          <text:p text:style-name="P10">Данную систему рекомендуется использовать для проведения автоматический торгов на выделенных серверах.</text:p>
        </text:list-item>
        <text:list-item>
          <text:p text:style-name="P10">Интерфейс системы утверждается разработчиком вместе с заказчиком. После завершения работ система демонстрируется заказчику и тестируется на машине заказчика, - по результатам тестов система либо принимается, либо возвращается на доработку. При приеме заказчиком система устанавливается на машине заказчика и сдается вся документация по систем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Lohit Hindi3" svg:font-family="'Lohit Hindi'"/>
    <style:font-face style:name="OpenSymbol" svg:font-family="Open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 Cyr" svg:font-family="'ISOCPEUR Cyr', Arial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y </meta:initial-creator>
    <meta:creation-date>2010-12-21T15:49:30</meta:creation-date>
    <dc:date>2011-04-08T04:03:37</dc:date>
    <dc:creator>Andrey </dc:creator>
    <meta:editing-duration>PT1H18M4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3" meta:paragraph-count="29" meta:word-count="394" meta:character-count="3006"/>
  </office:meta>
</office:document-meta>
</file>